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normal" officeooo:rsid="00010a56" officeooo:paragraph-rsid="0017d57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bold" officeooo:rsid="00010a56" officeooo:paragraph-rsid="0017d57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10a56" officeooo:paragraph-rsid="0017d57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25e602" officeooo:paragraph-rsid="0017d579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db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[ Desarrollo del software ]</text:p>
      <text:p text:style-name="P2"><text:span text:style-name="T1"/></text:p>
      <text:p text:style-name="P4">1. <text:span text:style-name="T2">Introducción al desarrollo</text:span> <text:s text:c="113"/></text:p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06:29:06.371000000</meta:creation-date>
    <dc:date>2023-10-16T06:51:36.336000000</dc:date>
    <meta:editing-duration>PT22M29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" meta:word-count="9" meta:character-count="170" meta:non-whitespace-character-count="49"/>
  </office:meta>
</office:document-meta>
</file>